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0.3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439cm"/>
    </style:style>
    <style:style style:name="gr5" style:family="graphic" style:parent-style-name="standard">
      <style:graphic-properties draw:stroke="none" svg:stroke-color="#000000" draw:fill="none" draw:fill-color="#ffffff" fo:min-height="1.007cm"/>
    </style:style>
    <style:style style:name="gr6" style:family="graphic" style:parent-style-name="standard">
      <style:graphic-properties draw:stroke="none" svg:stroke-color="#000000" draw:fill="none" draw:fill-color="#ffffff" fo:min-height="1.484cm"/>
    </style:style>
    <style:style style:name="gr7" style:family="graphic" style:parent-style-name="standard">
      <style:graphic-properties draw:stroke="none" svg:stroke-color="#000000" draw:fill="none" draw:fill-color="#ffffff" fo:min-height="1.961cm"/>
    </style:style>
    <style:style style:name="gr8" style:family="graphic" style:parent-style-name="standard">
      <style:graphic-properties draw:stroke="none" svg:stroke-color="#000000" draw:fill="none" draw:fill-color="#ffffff" fo:min-height="0.53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3" style:family="paragraph">
      <loext:graphic-properties draw:fill="none" draw:fill-color="#ffffff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06cm" svg:height="0.484cm" svg:x="2.7cm" svg:y="7.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3" draw:layer="layout" svg:width="3.4cm" svg:height="1.039cm" svg:x="1.3cm" svg:y="8.961cm">
          <draw:text-box>
            <text:p text:style-name="P2"><text:span text:style-name="T1">Leptophyes punctatissima</text:span></text:p>
          </draw:text-box>
        </draw:frame>
        <draw:custom-shape draw:style-name="gr1" draw:text-style-name="P1" draw:layer="layout" svg:width="0.506cm" svg:height="0.484cm" svg:x="8.138cm" svg:y="7.6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ath draw:style-name="gr3" draw:text-style-name="P4" draw:layer="layout" svg:width="5.312cm" svg:height="0.619cm" draw:transform="skewX (0.00139626340159547) rotate (0.0218166156499291) translate (2.94028897966514cm 6.94254895485453cm)" svg:viewBox="0 0 5313 620" svg:d="M0 620c2806-1392 5313-5 5313-5">
          <text:p/>
        </draw:path>
        <draw:frame draw:style-name="gr4" draw:text-style-name="P6" draw:layer="layout" svg:width="2.15cm" svg:height="0.689cm" svg:x="4.724cm" svg:y="6.157cm">
          <draw:text-box>
            <text:p text:style-name="P5"><text:span text:style-name="T2">hasCall</text:span></text:p>
          </draw:text-box>
        </draw:frame>
        <draw:frame draw:style-name="gr5" draw:text-style-name="P8" draw:layer="layout" svg:width="2.497cm" svg:height="1.257cm" svg:x="6.4cm" svg:y="8.046cm">
          <draw:text-box>
            <text:p text:style-name="P7"><text:span text:style-name="T3">MatingCall</text:span></text:p>
          </draw:text-box>
        </draw:frame>
        <draw:custom-shape draw:style-name="gr1" draw:text-style-name="P1" draw:layer="layout" svg:width="0.506cm" svg:height="0.484cm" svg:x="12.754cm" svg:y="4.2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06cm" svg:height="0.484cm" svg:x="12.691cm" svg:y="7.4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06cm" svg:height="0.484cm" svg:x="15.094cm" svg:y="10.0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ath draw:style-name="gr3" draw:text-style-name="P4" draw:layer="layout" svg:width="6.736cm" svg:height="0.679cm" draw:transform="skewX (-0.140324471860344) rotate (2.7996826531241) translate (14.8542334915005cm 11.1548879059671cm)" svg:viewBox="0 0 6737 680" svg:d="M6737 680c-3552-1527-6737-5-6737-5">
          <text:p/>
        </draw:path>
        <draw:path draw:style-name="gr3" draw:text-style-name="P4" draw:layer="layout" svg:width="4.048cm" svg:height="0.619cm" draw:transform="skewX (0.0102974425867665) rotate (0.028623399732707) translate (8.63276403772603cm 6.98977600951354cm)" svg:viewBox="0 0 4049 620" svg:d="M0 620c2142-1391 4049-6 4049-6">
          <text:p/>
        </draw:path>
        <draw:path draw:style-name="gr3" draw:text-style-name="P4" draw:layer="layout" svg:width="5.228cm" svg:height="0.628cm" draw:transform="skewX (-0.039095375244673) rotate (0.632856386773144) translate (7.95912479605662cm 6.99539386716631cm)" svg:viewBox="0 0 5229 629" svg:d="M0 629c2761-1413 5229-4 5229-4">
          <text:p/>
        </draw:path>
        <draw:frame draw:style-name="gr6" draw:text-style-name="P10" draw:layer="layout" svg:width="4.426cm" svg:height="1.734cm" svg:x="15.474cm" svg:y="9.854cm">
          <draw:text-box>
            <text:p text:style-name="P9"><text:span text:style-name="T3">Elytral Stridulation</text:span></text:p>
          </draw:text-box>
        </draw:frame>
        <draw:frame draw:style-name="gr6" draw:text-style-name="P6" draw:layer="layout" svg:width="5.186cm" svg:height="1.734cm" svg:x="10.288cm" svg:y="8.94cm">
          <draw:text-box>
            <text:p text:style-name="P5"><text:span text:style-name="T2">hasProductionMethod</text:span></text:p>
          </draw:text-box>
        </draw:frame>
        <draw:frame draw:style-name="gr6" draw:text-style-name="P10" draw:layer="layout" svg:width="4.426cm" svg:height="1.734cm" svg:x="13.324cm" svg:y="7.313cm">
          <draw:text-box>
            <text:p text:style-name="P9"><text:span text:style-name="T3">Male-female duet</text:span></text:p>
          </draw:text-box>
        </draw:frame>
        <draw:frame draw:style-name="gr6" draw:text-style-name="P6" draw:layer="layout" svg:width="3.795cm" svg:height="1.734cm" svg:x="9.529cm" svg:y="6.399cm">
          <draw:text-box>
            <text:p text:style-name="P5"><text:span text:style-name="T2">hasParticipants</text:span></text:p>
          </draw:text-box>
        </draw:frame>
        <draw:frame draw:style-name="gr7" draw:text-style-name="P6" draw:layer="layout" svg:width="6.956cm" svg:height="2.211cm" svg:x="7cm" svg:y="4.342cm">
          <draw:text-box>
            <text:p text:style-name="P5"><text:span text:style-name="T2">hasPropagationMedium</text:span></text:p>
          </draw:text-box>
        </draw:frame>
        <draw:frame draw:style-name="gr8" draw:text-style-name="P10" draw:layer="layout" svg:width="2.15cm" svg:height="0.781cm" svg:x="13.324cm" svg:y="4.1cm">
          <draw:text-box>
            <text:p text:style-name="P9"><text:span text:style-name="T3">ai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9T17:32:19.187983671</meta:creation-date>
    <dc:date>2017-02-09T17:44:56.286474191</dc:date>
    <meta:editing-duration>PT2M27S</meta:editing-duration>
    <meta:editing-cycles>1</meta:editing-cycles>
    <meta:document-statistic meta:object-count="18"/>
    <meta:generator>LibreOffice/5.1.4.2$Linux_X86_64 LibreOffice_project/10m0$Build-2</meta:generator>
  </office:meta>
</office:document-meta>
</file>